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era:</text:p>
      <text:p text:style-name="P2">-Lochkamera ohne specials</text:p>
      <text:p text:style-name="P2">-Position , Blickrichtung, Drehung, Öffnungswinkel</text:p>
      <text:p text:style-name="P2">-Sachen abgeschnitten die sehr nah dran bzw. sehr weit weg sind</text:p>
      <text:p text:style-name="P2"/>
      <text:p text:style-name="P2">Ux<text:tab/>Uy<text:tab/>Uz<text:tab/>0<text:tab/><text:tab/>1<text:tab/>0<text:tab/>0<text:tab/>-Cx<text:tab/><text:tab/>xW</text:p>
      <text:p text:style-name="P2">Vx<text:tab/>Vy<text:tab/>Vz<text:tab/>0<text:tab/>*<text:tab/>0<text:tab/>1<text:tab/>0<text:tab/>-Cy<text:tab/>*<text:tab/>yW</text:p>
      <text:p text:style-name="P2">Nx<text:tab/>Ny<text:tab/>Nz<text:tab/>0<text:tab/><text:tab/>0<text:tab/>0<text:tab/>1<text:tab/>-Cz<text:tab/><text:tab/>zW</text:p>
      <text:p text:style-name="P2">0<text:tab/>0<text:tab/>0<text:tab/>1<text:tab/><text:tab/>0<text:tab/>0<text:tab/>0<text:tab/>1<text:tab/><text:tab/>1</text:p>
      <text:p text:style-name="P2">C Kameraposition</text:p>
      <text:p text:style-name="P2">Nblickrichtung</text:p>
      <text:p text:style-name="P2">UV Spannen Bildebene auf</text:p>
      <text:p text:style-name="P2">V zeigt senkrecht zu N</text:p>
      <text:p text:style-name="P2">Vup wo oben ist</text:p>
      <text:p text:style-name="P2">V = Vup -(Vup *N)N , U = N x V</text:p>
      <text:p text:style-name="P2">U letzte Koordinatenachse im neuen Koordinatensystem</text:p>
      <text:p text:style-name="P2">Koordinatenachsen sind V; U; N</text:p>
      <text:p text:style-name="P1"/>
      <text:p text:style-name="P1">Koordinatensystem:</text:p>
      <text:p text:style-name="P2">-Relative Koordinaten:</text:p>
      <text:p text:style-name="P2"><text:tab/>-Erde in Abhängigkeit zur Sonne u. Menschen in Abh. Zur Erde (z.B.)</text:p>
      <text:p text:style-name="P2"/>
      <text:p text:style-name="P1">Rotation:</text:p>
      <text:p text:style-name="P2"><text:tab/>1<text:tab/>0<text:tab/>0<text:tab/>0</text:p>
      <text:p text:style-name="P2"><text:tab/>0<text:tab/>cosµ<text:tab/>-sinµ<text:tab/>0</text:p>
      <text:p text:style-name="P2"><text:tab/>0<text:tab/>sinµ<text:tab/>cosµ<text:tab/>0<text:tab/>um x-Achse (Erste Zeile Weggelassen)</text:p>
      <text:p text:style-name="P2"><text:tab/>0<text:tab/>0<text:tab/>0<text:tab/>1</text:p>
      <text:p text:style-name="P2"/>
      <text:p text:style-name="P2">y-Achse (Zweite Zeile Weglassen)</text:p>
      <text:p text:style-name="P2"/>
      <text:p text:style-name="P2">z-Achse(Dritte Zeile weglassen)</text:p>
      <text:p text:style-name="P2"/>
      <text:p text:style-name="P1">Einheitsquaternion:</text:p>
      <text:p text:style-name="P2">???</text:p>
      <text:p text:style-name="P2"/>
      <text:p text:style-name="P1">NormalenVektor:</text:p>
      <text:p text:style-name="P2">-Für Lichteinfallberechnung</text:p>
      <text:p text:style-name="P2">-Richtung mit Orientierung definiert</text:p>
      <text:p text:style-name="P2"/>
      <text:p text:style-name="P1">Backfaceculling:</text:p>
      <text:p text:style-name="P2">-Rückseiten nicht berechnen</text:p>
      <text:p text:style-name="P2"><text:tab/>-Rückseite = wo Z-Koordinate vom Normalenvektor negativ positiv ist</text:p>
      <text:p text:style-name="P2"/>
      <text:p text:style-name="P1">Bildschirmraum:</text:p>
      <text:p text:style-name="P2">1<text:tab/>0<text:tab/>0<text:tab/>0<text:tab/><text:tab/>2d/b<text:tab/>0<text:tab/>0<text:tab/>0</text:p>
      <text:p text:style-name="P2">0<text:tab/>1<text:tab/>0<text:tab/>0<text:tab/>*<text:tab/>0<text:tab/>2d/h<text:tab/>0<text:tab/>0</text:p>
      <text:p text:style-name="P2">0<text:tab/>0<text:tab/>-f/f-d<text:tab/>-df/f-d<text:tab/><text:tab/>0<text:tab/>0<text:tab/>1<text:tab/>0</text:p>
      <text:p text:style-name="P2">0<text:tab/>0<text:tab/>-1<text:tab/>0<text:tab/><text:tab/>0<text:tab/>0<text:tab/>0<text:tab/>1</text:p>
      <text:p text:style-name="P2">Einheitliche Pyramide zu Würfel<text:tab/>Pyramide einheitlich machen</text:p>
      <text:p text:style-name="P2">schieben</text:p>
      <text:p text:style-name="P2"/>
      <text:p text:style-name="P2">b = breite des EndBilds</text:p>
      <text:p text:style-name="P2"><text:soft-page-break/>h = Höhe des EndBilds</text:p>
      <text:p text:style-name="P2">f = wie weit die hintere Ebene weg ist</text:p>
      <text:p text:style-name="P2">d = ist wie nah die vordere Ebene dran ist(wo die pyramide oben abgeschnitten wird)</text:p>
      <text:p text:style-name="P2"/>
      <text:p text:style-name="P2">→ Alles into Würfel</text:p>
      <text:p text:style-name="P2">-1 → Teilt je weiter hinten aus was immer größerem</text:p>
      <text:p text:style-name="P2">2d/b → durch b teilen mal 2d</text:p>
      <text:p text:style-name="P2">-f/f-d u. -df/f-d → zwischen 0 und 1 schieben</text:p>
      <text:p text:style-name="P2">-f/f-d → Länge verändern</text:p>
      <text:p text:style-name="P2">-df/f-d → Translation</text:p>
      <text:p text:style-name="P2"/>
      <text:p text:style-name="P1">Bearbeitungsreihenfolge:</text:p>
      <text:p text:style-name="P2">Normalisieren → Rückseiten rausschneiden → Würfelisieren → Rest rausschneiden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2:49:06.46</meta:creation-date>
    <dc:date>2014-06-17T15:19:36.96</dc:date>
    <meta:editing-duration>PT2H20M33S</meta:editing-duration>
    <meta:editing-cycles>23</meta:editing-cycles>
    <meta:generator>OpenOffice.org/3.4.1$Win32 OpenOffice.org_project/341m1$Build-9593</meta:generator>
    <meta:document-statistic meta:table-count="0" meta:image-count="0" meta:object-count="0" meta:page-count="2" meta:paragraph-count="53" meta:word-count="285" meta:character-count="1535"/>
  </office:meta>
</office:document-meta>
</file>